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21" style:family="table-cell" style:parent-style-name="Default" style:data-style-name="N0">
      <style:table-cell-properties fo:border="thin solid #000000" fo:background-color="#ED7D31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C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31" style:family="table-cell">
      <style:map style:condition="of:cell-content()=0" style:apply-style-name="cf15"/>
      <style:map style:condition="of:cell-content()=1" style:apply-style-name="cf16"/>
    </style:style>
    <style:style style:name="ce32" style:family="table-cell">
      <style:map style:condition="of:cell-content()=1" style:apply-style-name="cf16"/>
      <style:map style:condition="of:cell-content()=0" style:apply-style-name="cf1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32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2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2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2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3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3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1" table:style-name="ce12"/>
          <table:table-cell table:style-name="ce8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8" table:style-name="ce1"/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2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25"/>
          <table:table-cell table:number-columns-repeated="5" table:style-name="ce1"/>
          <table:table-cell table:style-name="ce26"/>
          <table:table-cell table:number-columns-repeated="5" table:style-name="ce8"/>
          <table:table-cell table:style-name="ce25"/>
          <table:table-cell table:number-columns-repeated="2" table:style-name="ce1"/>
          <table:table-cell table:style-name="ce26"/>
          <table:table-cell table:number-columns-repeated="2" table:style-name="ce27"/>
          <table:table-cell table:style-name="ce25"/>
          <table:table-cell table:style-name="ce28"/>
          <table:table-cell table:style-name="ce26"/>
          <table:table-cell table:number-columns-repeated="2" table:style-name="ce27"/>
          <table:table-cell table:style-name="ce25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27"/>
          <table:table-cell table:style-name="ce25"/>
          <table:table-cell table:number-columns-repeated="4" table:style-name="ce14"/>
          <table:table-cell table:number-columns-repeated="6" table:style-name="ce1"/>
          <table:table-cell table:style-name="ce26"/>
          <table:table-cell table:style-name="ce27"/>
          <table:table-cell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2">
          <table:table-cell office:value-type="string" table:style-name="ce1">
            <text:p>events_true_merged_split (tolerance)</text:p>
          </table:table-cell>
          <table:table-cell table:number-columns-repeated="4" table:style-name="ce1"/>
          <table:table-cell table:style-name="ce15"/>
          <table:table-cell table:number-columns-repeated="5" table:style-name="ce16"/>
          <table:table-cell table:style-name="ce17"/>
          <table:table-cell table:number-columns-repeated="5" table:style-name="ce1"/>
          <table:table-cell table:style-name="ce15"/>
          <table:table-cell table:number-columns-repeated="2" table:style-name="ce16"/>
          <table:table-cell table:number-columns-repeated="8" table:style-name="ce18"/>
          <table:table-cell table:style-name="ce17"/>
          <table:table-cell table:style-name="ce19"/>
          <table:table-cell table:number-columns-repeated="4" table:style-name="ce16"/>
          <table:table-cell table:style-name="ce20"/>
          <table:table-cell table:style-name="ce21"/>
          <table:table-cell table:number-columns-repeated="5" table:style-name="ce16"/>
          <table:table-cell table:style-name="ce20"/>
          <table:table-cell table:style-name="ce1"/>
          <table:table-cell table:style-name="ce15"/>
          <table:table-cell table:number-columns-repeated="6" table:style-name="ce18"/>
          <table:table-cell table:number-columns-repeated="5" table:style-name="ce16"/>
          <table:table-cell table:style-name="ce19"/>
          <table:table-cell table:style-name="ce16"/>
          <table:table-cell table:style-name="ce20"/>
          <table:table-cell table:number-columns-repeated="2" table:style-name="ce16"/>
          <table:table-cell table:style-name="ce18"/>
          <table:table-cell table:style-name="ce17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table:style-name="ce29"/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8"/>
          <table:table-cell table:style-name="ce9"/>
          <table:table-cell table:number-columns-repeated="5" table:style-name="ce1"/>
          <table:table-cell table:style-name="ce7"/>
          <table:table-cell table:number-columns-repeated="2" table:style-name="ce8"/>
          <table:table-cell office:value-type="string" table:style-name="ce8">
            <text:p>FP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office:value-type="string" table:style-name="ce27">
            <text:p>T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2" table:style-name="ce8"/>
          <table:table-cell office:value-type="string" table:style-name="ce8">
            <text:p>TP+F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33333333333333331" table:formula="of:=[.B89]/[.B88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33333333333333331" table:formula="of:=[.B89]/([.B89]+[.B90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33333333333333331" table:formula="of:=[.B91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33333333333333331" table:formula="of:=2*[.B92]*[.B93]/([.B93]+[.B92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228.57142857142856" table:formula="of:=[.B90]/63*3600" table:number-columns-spanned="2" table:number-rows-spanned="1" table:style-name="ce23">
            <text:p>228,571428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533.33333333333326" table:formula="of:=[.B90]/27*3600" table:number-columns-spanned="2" table:number-rows-spanned="1" table:style-name="ce23">
            <text:p>533,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1.5" table:formula="of:=(2+1)/2" table:number-columns-spanned="2" table:number-rows-spanned="1" table:style-name="ce23">
            <text:p>1,5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 table:style-name="ce1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nathan Larochelle</meta:initial-creator>
    <dc:creator>Jonathan Larochelle</dc:creator>
    <meta:creation-date>2024-02-22T10:40:59Z</meta:creation-date>
    <dc:date>2024-09-04T09:48:48Z</dc:date>
    <meta:editing-duration>PT0S</meta:editing-duration>
  </office:meta>
</office:document-meta>
</file>